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officeooo:paragraph-rsid="002ad885" style:font-name-asian="NimbusSanL-Bold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e3278" officeooo:paragraph-rsid="002e3278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f212c" officeooo:paragraph-rsid="002f212c" style:font-name-asian="NimbusSanL-Regu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7731d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f212c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style:font-name-asian="NimbusSanL-Regu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normal" officeooo:rsid="0027731d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f212c" officeooo:paragraph-rsid="002f212c" style:font-name-asian="NimbusSanL-Regu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7731d" officeooo:paragraph-rsid="0027731d" style:font-name-asian="NimbusSanL-Regu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36cd8f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style:font-name-asian="NimbusSanL-Regu" style:font-size-asian="12pt" style:font-name-complex="Arial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37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38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9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40" style:family="paragraph" style:parent-style-name="Standard">
      <style:text-properties fo:color="#000000" style:font-name="Nimbus Sans" fo:font-size="12pt" fo:font-weight="bold" style:font-name-asian="NimbusSanL-Regu" style:font-size-asian="12pt" style:font-weight-asian="bold" style:font-name-complex="Arial1" style:font-size-complex="12pt"/>
    </style:style>
    <style:style style:name="P4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T2" style:family="text">
      <style:text-properties fo:color="#000000" style:font-name="Arial" fo:font-size="16pt" fo:font-weight="bold" officeooo:rsid="000ac22f" style:font-name-asian="NimbusSanL-Bold" style:font-size-asian="16pt" style:font-weight-asian="bold" style:font-name-complex="Arial1" style:font-size-complex="16pt" style:font-weight-complex="bold"/>
    </style:style>
    <style:style style:name="T3" style:family="text"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T4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6" style:family="text">
      <style:text-properties fo:color="#000000" style:font-name-asian="NimbusSanL-Bold" style:font-name-complex="Arial1"/>
    </style:style>
    <style:style style:name="T7" style:family="text">
      <style:text-properties fo:color="#000000" officeooo:rsid="00169420" style:font-name-asian="NimbusSanL-Bold" style:font-name-complex="Arial1"/>
    </style:style>
    <style:style style:name="T8" style:family="text">
      <style:text-properties fo:color="#000000" officeooo:rsid="001bb56f" style:font-name-asian="NimbusSanL-Bold" style:font-name-complex="Arial1"/>
    </style:style>
    <style:style style:name="T9" style:family="text">
      <style:text-properties fo:color="#000000" officeooo:rsid="00152271" style:font-name-asian="NimbusSanL-Bold" style:font-name-complex="Arial1"/>
    </style:style>
    <style:style style:name="T10" style:family="text">
      <style:text-properties fo:color="#000000" style:font-name-asian="NimbusSanL-Regu" style:font-name-complex="Arial1"/>
    </style:style>
    <style:style style:name="T11" style:family="text">
      <style:text-properties fo:color="#000000" officeooo:rsid="0012402f" style:font-name-asian="NimbusSanL-Regu" style:font-name-complex="Arial1"/>
    </style:style>
    <style:style style:name="T12" style:family="text">
      <style:text-properties fo:color="#000000" officeooo:rsid="00169420" style:font-name-asian="NimbusSanL-Regu" style:font-name-complex="Arial1"/>
    </style:style>
    <style:style style:name="T13" style:family="text">
      <style:text-properties fo:color="#000000" officeooo:rsid="000d6b7e" style:font-name-asian="NimbusSanL-Regu" style:font-name-complex="Arial1"/>
    </style:style>
    <style:style style:name="T14" style:family="text">
      <style:text-properties fo:color="#000000" officeooo:rsid="000da278" style:font-name-asian="NimbusSanL-Regu" style:font-name-complex="Arial1"/>
    </style:style>
    <style:style style:name="T15" style:family="text">
      <style:text-properties fo:color="#000000" officeooo:rsid="001bb56f" style:font-name-asian="NimbusSanL-Regu" style:font-name-complex="Arial1"/>
    </style:style>
    <style:style style:name="T16" style:family="text">
      <style:text-properties fo:color="#000000" officeooo:rsid="001ef4c8" style:font-name-asian="NimbusSanL-Regu" style:font-name-complex="Arial1"/>
    </style:style>
    <style:style style:name="T17" style:family="text">
      <style:text-properties fo:color="#000000" officeooo:rsid="000e839b" style:font-name-asian="NimbusSanL-Regu" style:font-name-complex="Arial1"/>
    </style:style>
    <style:style style:name="T18" style:family="text">
      <style:text-properties fo:color="#000000" fo:font-weight="bold" style:font-name-asian="NimbusSanL-Bold" style:font-weight-asian="bold" style:font-name-complex="Arial1"/>
    </style:style>
    <style:style style:name="T19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22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3" style:family="text">
      <style:text-properties fo:color="#000000" fo:font-weight="bold" officeooo:rsid="00353a0c" style:font-name-asian="NimbusSanL-Bold" style:font-weight-asian="bold" style:font-name-complex="Arial1"/>
    </style:style>
    <style:style style:name="T24" style:family="text">
      <style:text-properties fo:color="#000000" fo:font-weight="bold" style:font-name-asian="NimbusSanL-Regu" style:font-weight-asian="bold" style:font-name-complex="Arial1"/>
    </style:style>
    <style:style style:name="T25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6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29" style:family="text">
      <style:text-properties fo:color="#000000" fo:font-weight="bold" officeooo:rsid="0031be3f" style:font-name-asian="NimbusSanL-Regu" style:font-weight-asian="bold" style:font-name-complex="Arial1" style:font-weight-complex="bold"/>
    </style:style>
    <style:style style:name="T30" style:family="text">
      <style:text-properties fo:color="#000000" fo:font-weight="bold" officeooo:rsid="00334a99" style:font-name-asian="NimbusSanL-Regu" style:font-weight-asian="bold" style:font-name-complex="Arial1" style:font-weight-complex="bold"/>
    </style:style>
    <style:style style:name="T31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32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33" style:family="text">
      <style:text-properties fo:color="#000000" fo:font-weight="bold" officeooo:rsid="00353a0c" style:font-name-asian="NimbusSanL-Regu" style:font-weight-asian="bold" style:font-name-complex="Arial1"/>
    </style:style>
    <style:style style:name="T34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5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6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7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8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39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40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41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42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43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44" style:family="text">
      <style:text-properties fo:color="#000000" fo:font-weight="normal" officeooo:rsid="0031be3f" style:font-name-asian="NimbusSanL-Regu" style:font-weight-asian="normal" style:font-name-complex="Arial1" style:font-weight-complex="normal"/>
    </style:style>
    <style:style style:name="T45" style:family="text">
      <style:text-properties fo:color="#000000" fo:font-weight="normal" officeooo:rsid="00334a99" style:font-name-asian="NimbusSanL-Regu" style:font-weight-asian="normal" style:font-name-complex="Arial1" style:font-weight-complex="normal"/>
    </style:style>
    <style:style style:name="T46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7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48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49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50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51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52" style:family="text">
      <style:text-properties fo:font-weight="bold" officeooo:rsid="00353a0c" style:font-weight-asian="bold" style:font-weight-complex="bold"/>
    </style:style>
    <style:style style:name="T53" style:family="text">
      <style:text-properties officeooo:rsid="000fd1ac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f212c" style:font-weight-asian="normal" style:font-weight-complex="normal"/>
    </style:style>
    <style:style style:name="T56" style:family="text">
      <style:text-properties fo:font-weight="normal" officeooo:rsid="002e6802" style:font-weight-asian="normal" style:font-weight-complex="normal"/>
    </style:style>
    <style:style style:name="T57" style:family="text">
      <style:text-properties fo:font-weight="normal" officeooo:rsid="002e3278" style:font-weight-asian="normal" style:font-weight-complex="normal"/>
    </style:style>
    <style:style style:name="T58" style:family="text">
      <style:text-properties fo:font-weight="normal" officeooo:rsid="001f5ab0" style:font-name-asian="NimbusSanL-Bold" style:font-weight-asian="normal" style:font-weight-complex="normal"/>
    </style:style>
    <style:style style:name="T59" style:family="text">
      <style:text-properties fo:font-weight="normal" officeooo:rsid="002210e4" style:font-name-asian="NimbusSanL-Bold" style:font-weight-asian="normal" style:font-weight-complex="normal"/>
    </style:style>
    <style:style style:name="T60" style:family="text">
      <style:text-properties fo:font-weight="normal" officeooo:rsid="00228246" style:font-name-asian="NimbusSanL-Bold" style:font-weight-asian="normal" style:font-weight-complex="normal"/>
    </style:style>
    <style:style style:name="T61" style:family="text">
      <style:text-properties officeooo:rsid="001a7b9e"/>
    </style:style>
    <style:style style:name="T62" style:family="text">
      <style:text-properties officeooo:rsid="001bb56f"/>
    </style:style>
    <style:style style:name="T63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64" style:family="text">
      <style:text-properties officeooo:rsid="00243626"/>
    </style:style>
    <style:style style:name="T65" style:family="text">
      <style:text-properties officeooo:rsid="00252050"/>
    </style:style>
    <style:style style:name="T66" style:family="text">
      <style:text-properties officeooo:rsid="0027731d"/>
    </style:style>
    <style:style style:name="T67" style:family="text">
      <style:text-properties officeooo:rsid="002e3278"/>
    </style:style>
    <style:style style:name="T68" style:family="text">
      <style:text-properties officeooo:rsid="002f212c"/>
    </style:style>
    <style:style style:name="T69" style:family="text">
      <style:text-properties officeooo:rsid="00353a0c"/>
    </style:style>
    <style:style style:name="T70" style:family="text">
      <style:text-properties officeooo:rsid="0037ca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3"><text:title>Illaroo to Wooli (Part of Yuraygir Coastal Walk) – V1.0</text:title></text:span></text:p>
      <text:p text:style-name="P14"><text:span text:style-name="T53">Original - </text:span>Michael Luxton – November 2016<text:line-break/><text:span text:style-name="T53">Updated – Phil Shepherd – July 2018</text:span><text:line-break/></text:p>
      <text:p text:style-name="P1"><text:span text:style-name="T4">MAP: <text:tab/><text:tab/><text:tab/></text:span><text:span text:style-name="T5">Bare Point - 9538-2N</text:span></text:p>
      <text:p text:style-name="P2"><text:span text:style-name="T48">Grid Ref Zone:<text:tab/></text:span><text:span text:style-name="T49">MGRS </text:span><text:span text:style-name="T50">56JNN </text:span><text:span text:style-name="T51">(</text:span><text:span text:style-name="T50">56JN</text:span><text:span text:style-name="T51">M south of Wilson’s Head)</text:span></text:p>
      <text:p text:style-name="P11"/>
      <text:p text:style-name="P5">Award Scheme</text:p>
      <text:p text:style-name="P7"><text:span text:style-name="T55">Grey Wolf - </text:span><text:span text:style-name="T54">Illaroo </text:span><text:span text:style-name="T56">South </text:span><text:span text:style-name="T54">to</text:span><text:span text:style-name="T56"> </text:span><text:span text:style-name="T55">North End of </text:span><text:span text:style-name="T56">Minnie Waters Back Beach – </text:span><text:span text:style-name="T55">3Km</text:span></text:p>
      <text:p text:style-name="P8"><text:span text:style-name="T55">C</text:span><text:span text:style-name="T54">ub Hike - <text:s/></text:span><text:span text:style-name="T57">Illaroo </text:span><text:span text:style-name="T56">South </text:span><text:span text:style-name="T54">to Diggers Camp- 7Km</text:span></text:p>
      <text:p text:style-name="P12">Red Cord - Illaroo North to Wilsons Head – 10km </text:p>
      <text:p text:style-name="P13">Blue Cord - Illaroo North to Wooli - 17km</text:p>
      <text:p text:style-name="P6"/>
      <text:p text:style-name="P4">Summary</text:p>
      <text:p text:style-name="P15">Th<text:span text:style-name="T68">is part of the </text:span>Yuraygir Coastal Walk offers a variety of suitable hikes <text:span text:style-name="T68">for Cubs and Scouts.</text:span>.</text:p>
      <text:p text:style-name="P15">Best to walk from the North to the South so that the sun is on your back.</text:p>
      <text:p text:style-name="P18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7"><text:span text:style-name="T61">Payment</text:span> required for entry and camping within National Park.</text:p>
      <text:p text:style-name="P17"><text:span text:style-name="T61">Additional </text:span>Walk Information:</text:p>
      <text:p text:style-name="P3"><text:a xlink:type="simple" xlink:href="http://www.nationalparks.nsw.gov.au/things-to-do/walking-tracks/yuraygir-coastal-walk" text:style-name="Internet_20_link" text:visited-style-name="Visited_20_Internet_20_Link"><text:span text:style-name="T63">http://www.nationalparks.nsw.gov.au/things-to-do/walking-tracks/yuraygir-coastal-walk</text:span></text:a></text:p>
      <text:p text:style-name="P36"/>
      <text:p text:style-name="P23">Blue Cord Hike Summary</text:p>
      <text:p text:style-name="P16"><text:span text:style-name="T68">A</text:span> testing hike with combination of formed track and headland track finishing with beach hike. <text:s/>Minor navigation skills required.</text:p>
      <text:p text:style-name="P15">This particular hike is a good example of a supported hike requiring good planning for emergency purposes, with great opportunities to test the Scouts.</text:p>
      <text:p text:style-name="P15">Starting at Illaroo North provides opportunity to maximise number of kilometres <text:s/>– variation to starting points can occur.</text:p>
      <text:p text:style-name="P15">Check tide times for midday preferable low tide.</text:p>
      <text:p text:style-name="P35"/>
      <text:p text:style-name="P26">Day 1 – <text:span text:style-name="T66">Blue Cord </text:span><text:s/>-Illaroo North to Boorkoom Camp – <text:span text:style-name="T64">8.5Km</text:span></text:p>
      <text:p text:style-name="P9"><text:tab/><text:span text:style-name="T68">Grey Wolf - Illaroo South to North End of Minnie Waters Back Beach – 3Km</text:span></text:p>
      <text:p text:style-name="P10"><text:tab/>Cub Hike - <text:s/><text:span text:style-name="T67">Illaroo South </text:span>to Diggers Camp- 7Km</text:p>
      <text:p text:style-name="P10"><text:tab/>Red Cord - Illaroo North to Wilsons Head – 10km </text:p>
      <text:p text:style-name="P27"><text:span text:style-name="T6">• </text:span><text:span text:style-name="T10">Start 10am – Illaroo North Camping Area (281</text:span><text:span text:style-name="T11">6</text:span><text:span text:style-name="T10"> 08</text:span><text:span text:style-name="T11">06</text:span><text:span text:style-name="T10">) off Minnie Water Road, dirt track</text:span></text:p>
      <text:p text:style-name="P27"><text:span text:style-name="T10"><text:tab/></text:span><text:span text:style-name="T29">Alternative for Cubs – </text:span><text:span text:style-name="T44">Start at southern end of Illaroo South Camping Area (2829 0785)</text:span></text:p>
      <text:p text:style-name="P28"><text:span text:style-name="T6">• </text:span><text:span text:style-name="T9">There is a junction at (2833 0780) where you can choose to:<text:line-break/><text:tab/>- </text:span><text:span text:style-name="T19">either<text:tab/></text:span><text:span text:style-name="T9">walk up some steps, and take the more interesting route along the headlands <text:tab/><text:tab/><text:tab/>and on to the beach at (2864 0719)</text:span></text:p>
      <text:p text:style-name="P28"><text:span text:style-name="T9"><text:tab/>- </text:span><text:span text:style-name="T19">or <text:tab/><text:tab/></text:span><text:span text:style-name="T34">take the direct easy route which eventually passes the shop at <text:s/>(2853 0677) <text:tab/><text:tab/><text:tab/>before heading on to the beach</text:span></text:p>
      <text:p text:style-name="P29"><text:span text:style-name="T6">• </text:span><text:span text:style-name="T7">It is best to leave the beach via the white staircase at (2872 0653), and then skirt along the headlands. </text:span><text:span text:style-name="T8">This avoids the excessive car activity along this section of the beach.</text:span></text:p>
      <text:p text:style-name="P21">• Toilet and drinking water is available at (2905 0596) just before you enter the tracks along Tree Point h<text:span text:style-name="T62">ea</text:span>dland.</text:p>
      <text:p text:style-name="P29"><text:span text:style-name="T7">• </text:span><text:span text:style-name="T10">lunch </text:span><text:span text:style-name="T12">at </text:span><text:span text:style-name="T10">12pm near </text:span><text:span text:style-name="T15">Minnie </text:span><text:span text:style-name="T10">Back Beach stairs (287</text:span><text:span text:style-name="T12">2</text:span><text:span text:style-name="T10"> 052</text:span><text:span text:style-name="T12">9</text:span><text:span text:style-name="T10">)</text:span></text:p>
      <text:p text:style-name="P29"><text:span text:style-name="T10"><text:tab/></text:span><text:span text:style-name="T29">End of Grey Wolf hike – </text:span><text:span text:style-name="T44">car park very close to stop of stairs</text:span></text:p>
      <text:p text:style-name="P31"><text:span text:style-name="T6">• </text:span><text:span text:style-name="T10">beach walk south along </text:span><text:span text:style-name="T13">Minnies </text:span><text:span text:style-name="T10">Back Beach.<text:line-break/><text:tab/></text:span><text:span text:style-name="T25">Alternative<text:tab/></text:span><text:span text:style-name="T41">Head inland to the Minnie Back Beach Trail. <text:s/>Not significantly further, but reduces <text:tab/><text:tab/><text:tab/>the amount of tedious beach walking.</text:span></text:p>
      <text:p text:style-name="P32"><text:span text:style-name="T35">• </text:span><text:span text:style-name="T20">DANGER</text:span><text:span text:style-name="T35"> - If the tide is incoming it is dangerous to continue on the beach round the Diggers Camp headlands (2789 0245). <text:s/></text:span><text:span text:style-name="T36">Safer to take the inland route marked by the Sanctury Sign at (2772 0263). <text:s/></text:span><text:soft-page-break/><text:span text:style-name="T36">Note that the start of track at the Sanctury Sign is not particularly obvious, but as soon as you are at the top of the dune, there is a very obvious, four wheel drive track.</text:span></text:p>
      <text:p text:style-name="P27"><text:span text:style-name="T6">• </text:span><text:span text:style-name="T10">Walk to camp at Boorkoom Campground (281</text:span><text:span text:style-name="T16">8</text:span><text:span text:style-name="T10"> 011</text:span><text:span text:style-name="T16">2</text:span><text:span text:style-name="T10">) south of Diggers Camp at 4pm.</text:span><text:span text:style-name="T40">(as of 2018 camp caretakers, Annette and Tony are very friendly and can be contacted on 0447 497 097 in emergencies)</text:span></text:p>
      <text:p text:style-name="P27"><text:span text:style-name="T40"><text:tab/></text:span><text:span text:style-name="T30">End of Cub Hike – </text:span><text:span text:style-name="T45">Best pickup is at Diggers Camp (2799 0165)</text:span></text:p>
      <text:p text:style-name="P27"><text:span text:style-name="T18">• </text:span><text:span text:style-name="T23">For Blue Cord Hike </text:span><text:span text:style-name="T24">Need to plan water drop </text:span><text:span text:style-name="T33">at Boorkoom</text:span></text:p>
      <text:p text:style-name="P20"/>
      <text:p text:style-name="P22"><text:tab/><text:span text:style-name="T52">Red Cord Hike - </text:span><text:span text:style-name="T69"><text:s/></text:span>follow Day 2 instructions but <text:span text:style-name="T69">to </text:span>Wilsons Headland Carpark (2753 0022)</text:p>
      <text:p text:style-name="P22"/>
      <text:p text:style-name="P24"/>
      <text:p text:style-name="P25">Day 2 – <text:span text:style-name="T70">Blue Cord - </text:span>Boorkoom Camping Area to Wooli River - <text:span text:style-name="T64">8.5Km</text:span></text:p>
      <text:p text:style-name="P27"><text:span text:style-name="T6">• Start 8am - </text:span><text:span text:style-name="T10">easy graded walk along Bare Point – some navigation required through numerous tracks</text:span></text:p>
      <text:p text:style-name="P27"><text:span text:style-name="T6">• </text:span><text:span text:style-name="T10">stairs to beach at Wilsons Headland (27</text:span><text:span text:style-name="T16">69</text:span><text:span text:style-name="T10"> </text:span><text:span text:style-name="T16">0006</text:span><text:span text:style-name="T10">) – possible morning tea rest stop</text:span></text:p>
      <text:p text:style-name="P34"><text:span text:style-name="T10"><text:tab/></text:span><text:span text:style-name="T31">End of Red Cord Hike – </text:span><text:span text:style-name="T46">Head west to </text:span><text:span text:style-name="T47">Wilsons Headland Carpark (2753 00</text:span><text:span text:style-name="T46">22)</text:span></text:p>
      <text:p text:style-name="P30"><text:span text:style-name="T6">• </text:span><text:span text:style-name="T10">then beach walk for remainder – past Wooli village along South Terrace</text:span></text:p>
      <text:p text:style-name="P37"><text:span text:style-name="T6">• </text:span><text:span text:style-name="T10">Arrive at Wooli Marine Rescue Tower </text:span><text:span text:style-name="T14">(or at the Rock Wall) </text:span><text:span text:style-name="T10">near Wooli River entrance (257 937)<text:line-break/>Transport pick up ETA 1pm</text:span></text:p>
      <text:p text:style-name="P33"><text:span text:style-name="T10"><text:tab/></text:span><text:span text:style-name="T26">Alternative </text:span><text:span text:style-name="T27">to walking along Wooli Beach </text:span><text:span text:style-name="T28">(9km </text:span><text:span text:style-name="T43">to 2612 9727</text:span><text:span text:style-name="T28">)</text:span><text:span text:style-name="T26">:<text:line-break/><text:tab/><text:tab/></text:span><text:span text:style-name="T21">• </text:span><text:span text:style-name="T42">Head Inland up 4 wheel drive track at (2732 9972)</text:span></text:p>
      <text:p text:style-name="P33"><text:span text:style-name="T42"><text:tab/><text:tab/></text:span><text:span text:style-name="T37">• After 1km meet the main dirt road at (2681 0043)</text:span></text:p>
      <text:p text:style-name="P33"><text:span text:style-name="T37"><text:tab/><text:tab/>• Follow the </text:span><text:span text:style-name="T39">main</text:span><text:span text:style-name="T37"> dirt road west for 0.5km </text:span><text:span text:style-name="T39">(</text:span><text:span text:style-name="T22">beware</text:span><text:span text:style-name="T39"> of cars) </text:span><text:span text:style-name="T37">to </text:span><text:span text:style-name="T39">t</text:span><text:span text:style-name="T38">he Faulkners Trail </text:span><text:span text:style-name="T39">which <text:tab/><text:tab/> <text:s/>heads </text:span><text:span text:style-name="T37">south at (2636 0035)</text:span></text:p>
      <text:p text:style-name="P33"><text:span text:style-name="T37"><text:tab/><text:tab/>• </text:span><text:span text:style-name="T39">After 2.5Km the Faulkners Trail meets the main road at (2490 9894).Head South East <text:tab/><text:tab/> <text:s/>along the very straight Powerline Trail</text:span></text:p>
      <text:p text:style-name="P19"><text:span text:style-name="T58"><text:tab/><text:tab/>• </text:span><text:span text:style-name="T59">Once the Powerline Trail gets to Wooli there’s a number of tracks. <text:s/>Most logical pick up <text:tab/><text:tab/> <text:s/>point is where the tracks meet the beach at (2612 9727). <text:s/></text:span><text:span text:style-name="T60">This is about 9km walking <text:tab/><text:tab/> <text:s/>from Boorkoom campsite</text:span><text:span text:style-name="T58"><text:line-break/></text:span></text:p>
      <text:p text:style-name="P19">Escape routes</text:p>
      <text:p text:style-name="P39">Villages of Minnie Water, Diggers Camp and Wooli have <text:span text:style-name="T65">multiple </text:span>access points for extraction if required</text:p>
      <text:p text:style-name="P40">Mobile phone reception</text:p>
      <text:p text:style-name="P39">Minnie Water – limited – works on headlands ok<text:line-break/>Wooli – good</text:p>
      <text:p text:style-name="P38"><text:span text:style-name="T32">Contacts:</text:span><text:span text:style-name="T17"><text:line-break/></text:span><text:span text:style-name="T32">National parks, marine parks and forests</text:span><text:span text:style-name="T17"> 02 6641 1500<text:line-break/><text:tab/>Dave Redman | Ranger | North Coast Branch 02 6641 1524, 0457 605 862<text:line-break/></text:span><text:span text:style-name="T32">Police (Wooli)</text:span><text:span text:style-name="T17"> – NOT 24 hour Cnr Main Street and Ollen Close, WOOLI 2462, 02 6649 7055<text:line-break/></text:span><text:span text:style-name="T32">Police (Grafton) </text:span><text:span text:style-name="T17">– 24 hour 5 Duke St, Grafton NSW 2460, 02 6642 0222<text:line-break/></text:span><text:span text:style-name="T32">Hospital (Grafton)</text:span><text:span text:style-name="T17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1</meta:editing-cycles>
    <meta:creation-date>2018-05-28T00:23:00</meta:creation-date>
    <dc:date>2018-08-15T15:39:15.137030579</dc:date>
    <meta:editing-duration>PT16H2M24S</meta:editing-duration>
    <meta:generator>LibreOffice/6.0.5.2$Linux_X86_64 LibreOffice_project/00$Build-2</meta:generator>
    <dc:title>Illaroo to Wooli (Part of Yuraygir Coastal Walk) – V1.0</dc:title>
    <meta:document-statistic meta:table-count="0" meta:image-count="0" meta:object-count="0" meta:page-count="2" meta:paragraph-count="55" meta:word-count="908" meta:character-count="5243" meta:non-whitespace-character-count="4294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